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6.9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8.4cm"/>
    </style:style>
    <style:style style:name="gr3" style:family="graphic" style:parent-style-name="standard">
      <style:graphic-properties draw:textarea-horizontal-align="justify" draw:textarea-vertical-align="middle" draw:auto-grow-height="false" fo:min-height="1.451cm" fo:min-width="6.0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6.69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7.4cm" svg:height="1.3cm" svg:x="5.6cm" svg:y="1.5cm">
          <text:p text:style-name="P1">Creo tablero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9cm" svg:height="1.8cm" svg:x="4.9cm" svg:y="10.7cm">
          <text:p text:style-name="P1">Fin del jueg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8.5cm" svg:height="1.7cm" svg:x="5.1cm" svg:y="8.1cm">
          <text:p text:style-name="P1">Ciclo de juego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2" draw:layer="layout" svg:x1="9.3cm" svg:y1="2.8cm" svg:x2="9.3cm" svg:y2="3.5cm" draw:start-shape="id1" draw:start-glue-point="2" draw:end-shape="id2" draw:end-glue-point="4" svg:d="M9300 2800v700" svg:viewBox="0 0 1 701">
          <text:p/>
        </draw:connector>
        <draw:connector draw:style-name="gr4" draw:text-style-name="P2" draw:layer="layout" svg:x1="9.3cm" svg:y1="7.1cm" svg:x2="9.35cm" svg:y2="8.1cm" draw:start-shape="id3" draw:start-glue-point="2" draw:end-shape="id4" draw:end-glue-point="0" svg:d="M9300 7100v501h50v499" svg:viewBox="0 0 51 1001">
          <text:p/>
        </draw:connector>
        <draw:connector draw:style-name="gr4" draw:text-style-name="P2" draw:layer="layout" svg:x1="9.35cm" svg:y1="9.8cm" svg:x2="9.35cm" svg:y2="10.7cm" draw:start-shape="id4" draw:start-glue-point="2" draw:end-shape="id5" draw:end-glue-point="4" svg:d="M9350 9800v900" svg:viewBox="0 0 1 901">
          <text:p/>
        </draw:connector>
        <draw:custom-shape draw:style-name="gr5" draw:text-style-name="P1" xml:id="id3" draw:id="id3" draw:layer="layout" svg:width="9.4cm" svg:height="1.4cm" svg:x="4.6cm" svg:y="5.7cm">
          <text:p text:style-name="P1">Inicializar jugador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" xml:id="id2" draw:id="id2" draw:layer="layout" svg:width="7.8cm" svg:height="1.4cm" svg:x="5.4cm" svg:y="3.5cm">
          <text:p text:style-name="P1">Creo jugador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9.3cm" svg:y1="4.9cm" svg:x2="9.3cm" svg:y2="5.7cm" draw:start-shape="id2" draw:start-glue-point="6" draw:end-shape="id3" draw:end-glue-point="0" svg:d="M9300 49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10T16:27:37.693736308</meta:creation-date>
    <meta:editing-duration>PT16M53S</meta:editing-duration>
    <meta:editing-cycles>4</meta:editing-cycles>
    <meta:generator>LibreOffice/5.1.6.2$Linux_X86_64 LibreOffice_project/10m0$Build-2</meta:generator>
    <dc:date>2022-05-04T11:16:42.314066378</dc:date>
    <meta:document-statistic meta:object-count="9"/>
  </office:meta>
</office:document-meta>
</file>